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LiberationMonoRegular, 'Courier New', monospace"/>
    <style:font-face style:name="inherit" svg:font-family="inherit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651" officeooo:paragraph-rsid="00042651"/>
    </style:style>
    <style:style style:name="P2" style:family="paragraph" style:parent-style-name="Standard">
      <style:text-properties officeooo:rsid="00042651" officeooo:paragraph-rsid="0004ed53"/>
    </style:style>
    <style:style style:name="T1" style:family="text">
      <style:text-properties officeooo:rsid="0004ed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rec<text:span text:style-name="T1">ords</text:span> ( <text:span text:style-name="T1">records_</text:span>id <text:span text:style-name="T1">integer</text:span> PRIMARY KEY, time numeric, person1 integer, person2 integer, person3 integer, person4 integer, person5 integer, person6 integer, person7 integer, person8 integer, person9 integer, person10 integer);</text:p>
      <text:p text:style-name="P1"/>
      <text:p text:style-name="P1"/>
      <text:p text:style-name="P2">CREATE TABLE <text:span text:style-name="T1">names</text:span> (<text:span text:style-name="T1">id integer</text:span> <text:span text:style-name="T1">PRIMARY KEY, pos numeric, name text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LiberationMonoRegular, 'Courier New', monospace"/>
    <style:font-face style:name="inherit" svg:font-family="inherit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1:39:00.315033572</meta:creation-date>
    <dc:date>2018-02-07T12:04:13.211177413</dc:date>
    <meta:editing-duration>PT10M2S</meta:editing-duration>
    <meta:editing-cycles>1</meta:editing-cycles>
    <meta:document-statistic meta:table-count="0" meta:image-count="0" meta:object-count="0" meta:page-count="1" meta:paragraph-count="2" meta:word-count="41" meta:character-count="308" meta:non-whitespace-character-count="269"/>
    <meta:generator>LibreOffice/4.3.3.2$Linux_ARM_EABI LibreOffice_project/430m0$Build-2</meta:generator>
  </office:meta>
</office:document-meta>
</file>